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0efd4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3" office:value-type="string" calcext:value-type="string">
            <text:p>V=585 +-1 </text:p>
          </table:table-cell>
          <table:table-cell table:style-name="ce3"/>
          <table:table-cell table:number-columns-repeated="14"/>
        </table:table-row>
        <table:table-row table:style-name="ro1">
          <table:table-cell/>
          <table:table-cell table:style-name="ce3" table:number-columns-repeated="2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t2: tiempo de ascenso</text:p>
          </table:table-cell>
          <table:table-cell table:style-name="ce3"/>
          <table:table-cell office:value-type="string" calcext:value-type="string">
            <text:p>s</text:p>
          </table:table-cell>
          <table:table-cell office:value-type="string" calcext:value-type="string">
            <text:p>error 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error 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error t2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error 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error v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rror 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rror V</text:p>
          </table:table-cell>
        </table:table-row>
        <table:table-row table:style-name="ro1">
          <table:table-cell/>
          <table:table-cell table:style-name="ce3" office:value-type="string" calcext:value-type="string">
            <text:p>t1: tiempo de descenso</text:p>
          </table:table-cell>
          <table:table-cell table:style-name="ce3"/>
          <table:table-cell table:formula="of:=(3/1.875)*10^-4" office:value-type="float" office:value="0.00016" calcext:value-type="float">
            <text:p>0,00016</text:p>
          </table:table-cell>
          <table:table-cell/>
          <table:table-cell table:style-name="ce2" office:value-type="float" office:value="43.3" calcext:value-type="float">
            <text:p>43,3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5.3" calcext:value-type="float">
            <text:p>5,3</text:p>
          </table:table-cell>
          <table:table-cell office:value-type="float" office:value="0.1" calcext:value-type="float">
            <text:p>0,1</text:p>
          </table:table-cell>
          <table:table-cell table:formula="of:=[.D4]/[.F4]" office:value-type="float" office:value="0.00000369515011547344" calcext:value-type="float">
            <text:p>3,69515011547344E-06</text:p>
          </table:table-cell>
          <table:table-cell table:formula="of:=SQRT((-[.D4]/[.F4]^2)^2*([.G4])^2+(1/[.F4])^2*([.E4])^2)" office:value-type="float" office:value="0.00000000853383398492712" calcext:value-type="float">
            <text:p>8,53383398492712E-09</text:p>
          </table:table-cell>
          <table:table-cell table:formula="of:=[.D4]/[.H4]" office:value-type="float" office:value="0.000030188679245283" calcext:value-type="float">
            <text:p>3,0188679245283E-05</text:p>
          </table:table-cell>
          <table:table-cell table:formula="of:=SQRT((-[.D4]/[.H4]^2)^2*([.I4])^2+(1/[.H4])^2*([.E4])^2)" office:value-type="float" office:value="0.000000569597721609114" calcext:value-type="float">
            <text:p>5,69597721609114E-07</text:p>
          </table:table-cell>
          <table:table-cell table:formula="of:=(([.J4]+[.L4])*SQRT([.J4])*(2*10^-10))/585" office:value-type="float" office:value="2.22680741454681E-020" calcext:value-type="float">
            <text:p>2,22680741454681E-20</text:p>
          </table:table-cell>
          <table:table-cell table:formula="of:=SQRT((((3*[.J4]+[.L4])/(1*10^10*[.P4]*SQRT([.J4])))^2)*([.K4])^2+((SQRT([.J4]))/(5*10^9*[.P4]))^2*([.M4])^2+((SQRT([.J4])*([.L4]+[.J4]))/(5*10^9*[.P4]^2))^2*([.Q4])^2)" office:value-type="float" office:value="3.77565108183793E-022" calcext:value-type="float">
            <text:p>3,77565108183793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65.4" calcext:value-type="float">
            <text:p>65,4</text:p>
          </table:table-cell>
          <table:table-cell office:value-type="float" office:value="0.1" calcext:value-type="float">
            <text:p>0,1</text:p>
          </table:table-cell>
          <table:table-cell office:value-type="float" office:value="14.4" calcext:value-type="float">
            <text:p>14,4</text:p>
          </table:table-cell>
          <table:table-cell office:value-type="float" office:value="0.1" calcext:value-type="float">
            <text:p>0,1</text:p>
          </table:table-cell>
          <table:table-cell table:formula="of:=[.D5]/[.F5]" office:value-type="float" office:value="0.00000244648318042813" calcext:value-type="float">
            <text:p>2,44648318042813E-06</text:p>
          </table:table-cell>
          <table:table-cell table:formula="of:=SQRT((-[.D5]/[.F5]^2)^2*([.G5])^2+(1/[.F5])^2*([.E5])^2)" office:value-type="float" office:value="0.0000000037407999700736" calcext:value-type="float">
            <text:p>3,7407999700736E-09</text:p>
          </table:table-cell>
          <table:table-cell table:formula="of:=[.D5]/[.H5]" office:value-type="float" office:value="0.0000111111111111111" calcext:value-type="float">
            <text:p>1,11111111111111E-05</text:p>
          </table:table-cell>
          <table:table-cell table:formula="of:=SQRT((-[.D5]/[.H5]^2)^2*([.I5])^2+(1/[.H5])^2*([.E5])^2)" office:value-type="float" office:value="0.0000000771604938271605" calcext:value-type="float">
            <text:p>7,71604938271605E-08</text:p>
          </table:table-cell>
          <table:table-cell table:formula="of:=(([.J5]+[.L5])*SQRT([.J5])*(2*10^-10))/585" office:value-type="float" office:value="7.24983095719652E-021" calcext:value-type="float">
            <text:p>7,24983095719652E-21</text:p>
          </table:table-cell>
          <table:table-cell table:formula="of:=SQRT((((3*[.J5]+[.L5])/(1*10^10*[.P5]*SQRT([.J5])))^2)*([.K5])^2+((SQRT([.J5]))/(5*10^9*[.P5]))^2*([.M5])^2+((SQRT([.J5])*([.L5]+[.J5]))/(5*10^9*[.P5]^2))^2*([.Q5])^2)" office:value-type="float" office:value="4.37373404095496E-023" calcext:value-type="float">
            <text:p>4,37373404095496E-23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29.6" calcext:value-type="float">
            <text:p>29,6</text:p>
          </table:table-cell>
          <table:table-cell office:value-type="float" office:value="0.1" calcext:value-type="float">
            <text:p>0,1</text:p>
          </table:table-cell>
          <table:table-cell office:value-type="float" office:value="9.9" calcext:value-type="float">
            <text:p>9,9</text:p>
          </table:table-cell>
          <table:table-cell office:value-type="float" office:value="0.1" calcext:value-type="float">
            <text:p>0,1</text:p>
          </table:table-cell>
          <table:table-cell table:formula="of:=[.D6]/[.F6]" office:value-type="float" office:value="0.00000540540540540541" calcext:value-type="float">
            <text:p>5,40540540540541E-06</text:p>
          </table:table-cell>
          <table:table-cell table:formula="of:=SQRT((-[.D6]/[.F6]^2)^2*([.G6])^2+(1/[.F6])^2*([.E6])^2)" office:value-type="float" office:value="0.0000000182615047479912" calcext:value-type="float">
            <text:p>1,82615047479912E-08</text:p>
          </table:table-cell>
          <table:table-cell table:formula="of:=[.D6]/[.H6]" office:value-type="float" office:value="0.0000161616161616162" calcext:value-type="float">
            <text:p>1,61616161616162E-05</text:p>
          </table:table-cell>
          <table:table-cell table:formula="of:=SQRT((-[.D6]/[.H6]^2)^2*([.I6])^2+(1/[.H6])^2*([.E6])^2)" office:value-type="float" office:value="0.000000163248648097133" calcext:value-type="float">
            <text:p>1,63248648097133E-07</text:p>
          </table:table-cell>
          <table:table-cell table:formula="of:=(([.J6]+[.L6])*SQRT([.J6])*(2*10^-10))/585" office:value-type="float" office:value="1.71426689360908E-020" calcext:value-type="float">
            <text:p>1,71426689360908E-20</text:p>
          </table:table-cell>
          <table:table-cell table:formula="of:=SQRT((((3*[.J6]+[.L6])/(1*10^10*[.P6]*SQRT([.J6])))^2)*([.K6])^2+((SQRT([.J6]))/(5*10^9*[.P6]))^2*([.M6])^2+((SQRT([.J6])*([.L6]+[.J6]))/(5*10^9*[.P6]^2))^2*([.Q6])^2)" office:value-type="float" office:value="1.39949954341043E-022" calcext:value-type="float">
            <text:p>1,39949954341043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49.9" calcext:value-type="float">
            <text:p>49,9</text:p>
          </table:table-cell>
          <table:table-cell office:value-type="float" office:value="0.1" calcext:value-type="float">
            <text:p>0,1</text:p>
          </table:table-cell>
          <table:table-cell office:value-type="float" office:value="7.2" calcext:value-type="float">
            <text:p>7,2</text:p>
          </table:table-cell>
          <table:table-cell office:value-type="float" office:value="0.1" calcext:value-type="float">
            <text:p>0,1</text:p>
          </table:table-cell>
          <table:table-cell table:formula="of:=[.D7]/[.F7]" office:value-type="float" office:value="0.0000032064128256513" calcext:value-type="float">
            <text:p>3,2064128256513E-06</text:p>
          </table:table-cell>
          <table:table-cell table:formula="of:=SQRT((-[.D7]/[.F7]^2)^2*([.G7])^2+(1/[.F7])^2*([.E7])^2)" office:value-type="float" office:value="0.00000000642567700531323" calcext:value-type="float">
            <text:p>6,42567700531323E-09</text:p>
          </table:table-cell>
          <table:table-cell table:formula="of:=[.D7]/[.H7]" office:value-type="float" office:value="0.0000222222222222222" calcext:value-type="float">
            <text:p>2,22222222222222E-05</text:p>
          </table:table-cell>
          <table:table-cell table:formula="of:=SQRT((-[.D7]/[.H7]^2)^2*([.I7])^2+(1/[.H7])^2*([.E7])^2)" office:value-type="float" office:value="0.000000308641975308642" calcext:value-type="float">
            <text:p>3,08641975308642E-07</text:p>
          </table:table-cell>
          <table:table-cell table:formula="of:=(([.J7]+[.L7])*SQRT([.J7])*(2*10^-10))/585" office:value-type="float" office:value="1.55670706683775E-020" calcext:value-type="float">
            <text:p>1,55670706683775E-20</text:p>
          </table:table-cell>
          <table:table-cell table:formula="of:=SQRT((((3*[.J7]+[.L7])/(1*10^10*[.P7]*SQRT([.J7])))^2)*([.K7])^2+((SQRT([.J7]))/(5*10^9*[.P7]))^2*([.M7])^2+((SQRT([.J7])*([.L7]+[.J7]))/(5*10^9*[.P7]^2))^2*([.Q7])^2)" office:value-type="float" office:value="1.91808206459537E-022" calcext:value-type="float">
            <text:p>1,91808206459537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14.4" calcext:value-type="float">
            <text:p>14,4</text:p>
          </table:table-cell>
          <table:table-cell office:value-type="float" office:value="0.1" calcext:value-type="float">
            <text:p>0,1</text:p>
          </table:table-cell>
          <table:table-cell office:value-type="float" office:value="10.9" calcext:value-type="float">
            <text:p>10,9</text:p>
          </table:table-cell>
          <table:table-cell office:value-type="float" office:value="0.1" calcext:value-type="float">
            <text:p>0,1</text:p>
          </table:table-cell>
          <table:table-cell table:formula="of:=[.D8]/[.F8]" office:value-type="float" office:value="0.0000111111111111111" calcext:value-type="float">
            <text:p>1,11111111111111E-05</text:p>
          </table:table-cell>
          <table:table-cell table:formula="of:=SQRT((-[.D8]/[.F8]^2)^2*([.G8])^2+(1/[.F8])^2*([.E8])^2)" office:value-type="float" office:value="0.0000000771604938271605" calcext:value-type="float">
            <text:p>7,71604938271605E-08</text:p>
          </table:table-cell>
          <table:table-cell table:formula="of:=[.D8]/[.H8]" office:value-type="float" office:value="0.0000146788990825688" calcext:value-type="float">
            <text:p>1,46788990825688E-05</text:p>
          </table:table-cell>
          <table:table-cell table:formula="of:=SQRT((-[.D8]/[.H8]^2)^2*([.I8])^2+(1/[.H8])^2*([.E8])^2)" office:value-type="float" office:value="0.00000013466879892265" calcext:value-type="float">
            <text:p>1,3466879892265E-07</text:p>
          </table:table-cell>
          <table:table-cell table:formula="of:=(([.J8]+[.L8])*SQRT([.J8])*(2*10^-10))/585" office:value-type="float" office:value="2.93903250070426E-020" calcext:value-type="float">
            <text:p>2,93903250070426E-20</text:p>
          </table:table-cell>
          <table:table-cell table:formula="of:=SQRT((((3*[.J8]+[.L8])/(1*10^10*[.P8]*SQRT([.J8])))^2)*([.K8])^2+((SQRT([.J8]))/(5*10^9*[.P8]))^2*([.M8])^2+((SQRT([.J8])*([.L8]+[.J8]))/(5*10^9*[.P8]^2))^2*([.Q8])^2)" office:value-type="float" office:value="2.4933877366721E-022" calcext:value-type="float">
            <text:p>2,4933877366721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14.9" calcext:value-type="float">
            <text:p>14,9</text:p>
          </table:table-cell>
          <table:table-cell office:value-type="float" office:value="0.1" calcext:value-type="float">
            <text:p>0,1</text:p>
          </table:table-cell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table:formula="of:=[.D9]/[.F9]" office:value-type="float" office:value="0.000010738255033557" calcext:value-type="float">
            <text:p>1,0738255033557E-05</text:p>
          </table:table-cell>
          <table:table-cell table:formula="of:=SQRT((-[.D9]/[.F9]^2)^2*([.G9])^2+(1/[.F9])^2*([.E9])^2)" office:value-type="float" office:value="0.0000000720688257285708" calcext:value-type="float">
            <text:p>7,20688257285708E-08</text:p>
          </table:table-cell>
          <table:table-cell table:formula="of:=[.D9]/[.H9]" office:value-type="float" office:value="0.0000150943396226415" calcext:value-type="float">
            <text:p>1,50943396226415E-05</text:p>
          </table:table-cell>
          <table:table-cell table:formula="of:=SQRT((-[.D9]/[.H9]^2)^2*([.I9])^2+(1/[.H9])^2*([.E9])^2)" office:value-type="float" office:value="0.000000142399430402278" calcext:value-type="float">
            <text:p>1,42399430402278E-07</text:p>
          </table:table-cell>
          <table:table-cell table:formula="of:=(([.J9]+[.L9])*SQRT([.J9])*(2*10^-10))/585" office:value-type="float" office:value="2.8940698984188E-020" calcext:value-type="float">
            <text:p>2,8940698984188E-20</text:p>
          </table:table-cell>
          <table:table-cell table:formula="of:=SQRT((((3*[.J9]+[.L9])/(1*10^10*[.P9]*SQRT([.J9])))^2)*([.K9])^2+((SQRT([.J9]))/(5*10^9*[.P9]))^2*([.M9])^2+((SQRT([.J9])*([.L9]+[.J9]))/(5*10^9*[.P9]^2))^2*([.Q9])^2)" office:value-type="float" office:value="2.43989603268032E-022" calcext:value-type="float">
            <text:p>2,43989603268032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29.1" calcext:value-type="float">
            <text:p>29,1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0.1" calcext:value-type="float">
            <text:p>0,1</text:p>
          </table:table-cell>
          <table:table-cell table:formula="of:=[.D10]/[.F10]" office:value-type="float" office:value="0.00000549828178694158" calcext:value-type="float">
            <text:p>5,49828178694158E-06</text:p>
          </table:table-cell>
          <table:table-cell table:formula="of:=SQRT((-[.D10]/[.F10]^2)^2*([.G10])^2+(1/[.F10])^2*([.E10])^2)" office:value-type="float" office:value="0.0000000188944391303834" calcext:value-type="float">
            <text:p>1,88944391303834E-08</text:p>
          </table:table-cell>
          <table:table-cell table:formula="of:=[.D10]/[.H10]" office:value-type="float" office:value="0.0000271186440677966" calcext:value-type="float">
            <text:p>2,71186440677966E-05</text:p>
          </table:table-cell>
          <table:table-cell table:formula="of:=SQRT((-[.D10]/[.H10]^2)^2*([.I10])^2+(1/[.H10])^2*([.E10])^2)" office:value-type="float" office:value="0.0000004596380350474" calcext:value-type="float">
            <text:p>4,596380350474E-07</text:p>
          </table:table-cell>
          <table:table-cell table:formula="of:=(([.J10]+[.L10])*SQRT([.J10])*(2*10^-10))/585" office:value-type="float" office:value="2.61475289670586E-020" calcext:value-type="float">
            <text:p>2,61475289670586E-20</text:p>
          </table:table-cell>
          <table:table-cell table:formula="of:=SQRT((((3*[.J10]+[.L10])/(1*10^10*[.P10]*SQRT([.J10])))^2)*([.K10])^2+((SQRT([.J10]))/(5*10^9*[.P10]))^2*([.M10])^2+((SQRT([.J10])*([.L10]+[.J10]))/(5*10^9*[.P10]^2))^2*([.Q10])^2)" office:value-type="float" office:value="3.76002267067573E-022" calcext:value-type="float">
            <text:p>3,76002267067573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13.7" calcext:value-type="float">
            <text:p>13,7</text:p>
          </table:table-cell>
          <table:table-cell office:value-type="float" office:value="0.1" calcext:value-type="float">
            <text:p>0,1</text:p>
          </table:table-cell>
          <table:table-cell office:value-type="float" office:value="6.5" calcext:value-type="float">
            <text:p>6,5</text:p>
          </table:table-cell>
          <table:table-cell office:value-type="float" office:value="0.1" calcext:value-type="float">
            <text:p>0,1</text:p>
          </table:table-cell>
          <table:table-cell table:formula="of:=[.D11]/[.F11]" office:value-type="float" office:value="0.0000116788321167883" calcext:value-type="float">
            <text:p>1,16788321167883E-05</text:p>
          </table:table-cell>
          <table:table-cell table:formula="of:=SQRT((-[.D11]/[.F11]^2)^2*([.G11])^2+(1/[.F11])^2*([.E11])^2)" office:value-type="float" office:value="0.000000085246949757579" calcext:value-type="float">
            <text:p>8,5246949757579E-08</text:p>
          </table:table-cell>
          <table:table-cell table:formula="of:=[.D11]/[.H11]" office:value-type="float" office:value="0.0000246153846153846" calcext:value-type="float">
            <text:p>2,46153846153846E-05</text:p>
          </table:table-cell>
          <table:table-cell table:formula="of:=SQRT((-[.D11]/[.H11]^2)^2*([.I11])^2+(1/[.H11])^2*([.E11])^2)" office:value-type="float" office:value="0.000000378698224852071" calcext:value-type="float">
            <text:p>3,78698224852071E-07</text:p>
          </table:table-cell>
          <table:table-cell table:formula="of:=(([.J11]+[.L11])*SQRT([.J11])*(2*10^-10))/585" office:value-type="float" office:value="4.24044334987539E-020" calcext:value-type="float">
            <text:p>4,24044334987539E-20</text:p>
          </table:table-cell>
          <table:table-cell table:formula="of:=SQRT((((3*[.J11]+[.L11])/(1*10^10*[.P11]*SQRT([.J11])))^2)*([.K11])^2+((SQRT([.J11]))/(5*10^9*[.P11]))^2*([.M11])^2+((SQRT([.J11])*([.L11]+[.J11]))/(5*10^9*[.P11]^2))^2*([.Q11])^2)" office:value-type="float" office:value="5.15477901529065E-022" calcext:value-type="float">
            <text:p>5,15477901529065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14.1" calcext:value-type="float">
            <text:p>14,1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formula="of:=[.D12]/[.F12]" office:value-type="float" office:value="0.0000113475177304965" calcext:value-type="float">
            <text:p>1,13475177304965E-05</text:p>
          </table:table-cell>
          <table:table-cell table:formula="of:=SQRT((-[.D12]/[.F12]^2)^2*([.G12])^2+(1/[.F12])^2*([.E12])^2)" office:value-type="float" office:value="0.0000000804788491524571" calcext:value-type="float">
            <text:p>8,04788491524571E-08</text:p>
          </table:table-cell>
          <table:table-cell table:formula="of:=[.D12]/[.H12]" office:value-type="float" office:value="0.00004" calcext:value-type="float">
            <text:p>4E-05</text:p>
          </table:table-cell>
          <table:table-cell table:formula="of:=SQRT((-[.D12]/[.H12]^2)^2*([.I12])^2+(1/[.H12])^2*([.E12])^2)" office:value-type="float" office:value="0.000001" calcext:value-type="float">
            <text:p>1E-06</text:p>
          </table:table-cell>
          <table:table-cell table:formula="of:=(([.J12]+[.L12])*SQRT([.J12])*(2*10^-10))/585" office:value-type="float" office:value="5.91349206136544E-020" calcext:value-type="float">
            <text:p>5,91349206136544E-20</text:p>
          </table:table-cell>
          <table:table-cell table:formula="of:=SQRT((((3*[.J12]+[.L12])/(1*10^10*[.P12]*SQRT([.J12])))^2)*([.K12])^2+((SQRT([.J12]))/(5*10^9*[.P12]))^2*([.M12])^2+((SQRT([.J12])*([.L12]+[.J12]))/(5*10^9*[.P12]^2))^2*([.Q12])^2)" office:value-type="float" office:value="1.19497948782379E-021" calcext:value-type="float">
            <text:p>1,19497948782379E-21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23.2" calcext:value-type="float">
            <text:p>23,2</text:p>
          </table:table-cell>
          <table:table-cell office:value-type="float" office:value="0.1" calcext:value-type="float">
            <text:p>0,1</text:p>
          </table:table-cell>
          <table:table-cell office:value-type="float" office:value="20.4" calcext:value-type="float">
            <text:p>20,4</text:p>
          </table:table-cell>
          <table:table-cell office:value-type="float" office:value="0.1" calcext:value-type="float">
            <text:p>0,1</text:p>
          </table:table-cell>
          <table:table-cell table:formula="of:=[.D13]/[.F13]" office:value-type="float" office:value="0.00000689655172413793" calcext:value-type="float">
            <text:p>6,89655172413793E-06</text:p>
          </table:table-cell>
          <table:table-cell table:formula="of:=SQRT((-[.D13]/[.F13]^2)^2*([.G13])^2+(1/[.F13])^2*([.E13])^2)" office:value-type="float" office:value="0.0000000297265160523187" calcext:value-type="float">
            <text:p>2,97265160523187E-08</text:p>
          </table:table-cell>
          <table:table-cell table:formula="of:=[.D13]/[.H13]" office:value-type="float" office:value="0.00000784313725490196" calcext:value-type="float">
            <text:p>7,84313725490196E-06</text:p>
          </table:table-cell>
          <table:table-cell table:formula="of:=SQRT((-[.D13]/[.H13]^2)^2*([.I13])^2+(1/[.H13])^2*([.E13])^2)" office:value-type="float" office:value="0.0000000384467512495194" calcext:value-type="float">
            <text:p>3,84467512495194E-08</text:p>
          </table:table-cell>
          <table:table-cell table:formula="of:=(([.J13]+[.L13])*SQRT([.J13])*(2*10^-10))/585" office:value-type="float" office:value="1.3233613547347E-020" calcext:value-type="float">
            <text:p>1,3233613547347E-20</text:p>
          </table:table-cell>
          <table:table-cell table:formula="of:=SQRT((((3*[.J13]+[.L13])/(1*10^10*[.P13]*SQRT([.J13])))^2)*([.K13])^2+((SQRT([.J13]))/(5*10^9*[.P13]))^2*([.M13])^2+((SQRT([.J13])*([.L13]+[.J13]))/(5*10^9*[.P13]^2))^2*([.Q13])^2)" office:value-type="float" office:value="6.89302233768987E-023" calcext:value-type="float">
            <text:p>6,89302233768987E-23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36.7" calcext:value-type="float">
            <text:p>36,7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table:formula="of:=[.D14]/[.F14]" office:value-type="float" office:value="0.00000435967302452316" calcext:value-type="float">
            <text:p>4,35967302452316E-06</text:p>
          </table:table-cell>
          <table:table-cell table:formula="of:=SQRT((-[.D14]/[.F14]^2)^2*([.G14])^2+(1/[.F14])^2*([.E14])^2)" office:value-type="float" office:value="0.0000000118792180504718" calcext:value-type="float">
            <text:p>1,18792180504718E-08</text:p>
          </table:table-cell>
          <table:table-cell table:formula="of:=[.D14]/[.H14]" office:value-type="float" office:value="0.0000145454545454545" calcext:value-type="float">
            <text:p>1,45454545454545E-05</text:p>
          </table:table-cell>
          <table:table-cell table:formula="of:=SQRT((-[.D14]/[.H14]^2)^2*([.I14])^2+(1/[.H14])^2*([.E14])^2)" office:value-type="float" office:value="0.000000132231404958678" calcext:value-type="float">
            <text:p>1,32231404958678E-07</text:p>
          </table:table-cell>
          <table:table-cell table:formula="of:=(([.J14]+[.L14])*SQRT([.J14])*(2*10^-10))/585" office:value-type="float" office:value="1.34952427529706E-020" calcext:value-type="float">
            <text:p>1,34952427529706E-20</text:p>
          </table:table-cell>
          <table:table-cell table:formula="of:=SQRT((((3*[.J14]+[.L14])/(1*10^10*[.P14]*SQRT([.J14])))^2)*([.K14])^2+((SQRT([.J14]))/(5*10^9*[.P14]))^2*([.M14])^2+((SQRT([.J14])*([.L14]+[.J14]))/(5*10^9*[.P14]^2))^2*([.Q14])^2)" office:value-type="float" office:value="1.00815715998374E-022" calcext:value-type="float">
            <text:p>1,00815715998374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70.6" calcext:value-type="float">
            <text:p>70,6</text:p>
          </table:table-cell>
          <table:table-cell office:value-type="float" office:value="0.1" calcext:value-type="float">
            <text:p>0,1</text:p>
          </table:table-cell>
          <table:table-cell office:value-type="float" office:value="13.3" calcext:value-type="float">
            <text:p>13,3</text:p>
          </table:table-cell>
          <table:table-cell office:value-type="float" office:value="0.1" calcext:value-type="float">
            <text:p>0,1</text:p>
          </table:table-cell>
          <table:table-cell table:formula="of:=[.D15]/[.F15]" office:value-type="float" office:value="0.00000226628895184136" calcext:value-type="float">
            <text:p>2,26628895184136E-06</text:p>
          </table:table-cell>
          <table:table-cell table:formula="of:=SQRT((-[.D15]/[.F15]^2)^2*([.G15])^2+(1/[.F15])^2*([.E15])^2)" office:value-type="float" office:value="0.00000000321004100827388" calcext:value-type="float">
            <text:p>3,21004100827388E-09</text:p>
          </table:table-cell>
          <table:table-cell table:formula="of:=[.D15]/[.H15]" office:value-type="float" office:value="0.0000120300751879699" calcext:value-type="float">
            <text:p>1,20300751879699E-05</text:p>
          </table:table-cell>
          <table:table-cell table:formula="of:=SQRT((-[.D15]/[.H15]^2)^2*([.I15])^2+(1/[.H15])^2*([.E15])^2)" office:value-type="float" office:value="0.000000090451693142631" calcext:value-type="float">
            <text:p>9,0451693142631E-08</text:p>
          </table:table-cell>
          <table:table-cell table:formula="of:=(([.J15]+[.L15])*SQRT([.J15])*(2*10^-10))/585" office:value-type="float" office:value="7.35795914099962E-021" calcext:value-type="float">
            <text:p>7,35795914099962E-21</text:p>
          </table:table-cell>
          <table:table-cell table:formula="of:=SQRT((((3*[.J15]+[.L15])/(1*10^10*[.P15]*SQRT([.J15])))^2)*([.K15])^2+((SQRT([.J15]))/(5*10^9*[.P15]))^2*([.M15])^2+((SQRT([.J15])*([.L15]+[.J15]))/(5*10^9*[.P15]^2))^2*([.Q15])^2)" office:value-type="float" office:value="4.87082254630181E-023" calcext:value-type="float">
            <text:p>4,87082254630181E-23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22.7" calcext:value-type="float">
            <text:p>22,7</text:p>
          </table:table-cell>
          <table:table-cell office:value-type="float" office:value="0.1" calcext:value-type="float">
            <text:p>0,1</text:p>
          </table:table-cell>
          <table:table-cell office:value-type="float" office:value="23.8" calcext:value-type="float">
            <text:p>23,8</text:p>
          </table:table-cell>
          <table:table-cell office:value-type="float" office:value="0.1" calcext:value-type="float">
            <text:p>0,1</text:p>
          </table:table-cell>
          <table:table-cell table:formula="of:=[.D16]/[.F16]" office:value-type="float" office:value="0.00000704845814977974" calcext:value-type="float">
            <text:p>7,04845814977974E-06</text:p>
          </table:table-cell>
          <table:table-cell table:formula="of:=SQRT((-[.D16]/[.F16]^2)^2*([.G16])^2+(1/[.F16])^2*([.E16])^2)" office:value-type="float" office:value="0.0000000310504764307477" calcext:value-type="float">
            <text:p>3,10504764307477E-08</text:p>
          </table:table-cell>
          <table:table-cell table:formula="of:=[.D16]/[.H16]" office:value-type="float" office:value="0.00000672268907563025" calcext:value-type="float">
            <text:p>6,72268907563025E-06</text:p>
          </table:table-cell>
          <table:table-cell table:formula="of:=SQRT((-[.D16]/[.H16]^2)^2*([.I16])^2+(1/[.H16])^2*([.E16])^2)" office:value-type="float" office:value="0.000000028246592754749" calcext:value-type="float">
            <text:p>2,8246592754749E-08</text:p>
          </table:table-cell>
          <table:table-cell table:formula="of:=(([.J16]+[.L16])*SQRT([.J16])*(2*10^-10))/585" office:value-type="float" office:value="1.24994617996306E-020" calcext:value-type="float">
            <text:p>1,24994617996306E-20</text:p>
          </table:table-cell>
          <table:table-cell table:formula="of:=SQRT((((3*[.J16]+[.L16])/(1*10^10*[.P16]*SQRT([.J16])))^2)*([.K16])^2+((SQRT([.J16]))/(5*10^9*[.P16]))^2*([.M16])^2+((SQRT([.J16])*([.L16]+[.J16]))/(5*10^9*[.P16]^2))^2*([.Q16])^2)" office:value-type="float" office:value="6.49462031935267E-023" calcext:value-type="float">
            <text:p>6,49462031935267E-23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25.7" calcext:value-type="float">
            <text:p>25,7</text:p>
          </table:table-cell>
          <table:table-cell office:value-type="float" office:value="0.1" calcext:value-type="float">
            <text:p>0,1</text:p>
          </table:table-cell>
          <table:table-cell office:value-type="float" office:value="16.5" calcext:value-type="float">
            <text:p>16,5</text:p>
          </table:table-cell>
          <table:table-cell office:value-type="float" office:value="0.1" calcext:value-type="float">
            <text:p>0,1</text:p>
          </table:table-cell>
          <table:table-cell table:formula="of:=[.D17]/[.F17]" office:value-type="float" office:value="0.00000622568093385214" calcext:value-type="float">
            <text:p>6,22568093385214E-06</text:p>
          </table:table-cell>
          <table:table-cell table:formula="of:=SQRT((-[.D17]/[.F17]^2)^2*([.G17])^2+(1/[.F17])^2*([.E17])^2)" office:value-type="float" office:value="0.0000000242244394313313" calcext:value-type="float">
            <text:p>2,42244394313313E-08</text:p>
          </table:table-cell>
          <table:table-cell table:formula="of:=[.D17]/[.H17]" office:value-type="float" office:value="0.0000096969696969697" calcext:value-type="float">
            <text:p>9,6969696969697E-06</text:p>
          </table:table-cell>
          <table:table-cell table:formula="of:=SQRT((-[.D17]/[.H17]^2)^2*([.I17])^2+(1/[.H17])^2*([.E17])^2)" office:value-type="float" office:value="0.0000000587695133149679" calcext:value-type="float">
            <text:p>5,87695133149679E-08</text:p>
          </table:table-cell>
          <table:table-cell table:formula="of:=(([.J17]+[.L17])*SQRT([.J17])*(2*10^-10))/585" office:value-type="float" office:value="1.35826004430546E-020" calcext:value-type="float">
            <text:p>1,35826004430546E-20</text:p>
          </table:table-cell>
          <table:table-cell table:formula="of:=SQRT((((3*[.J17]+[.L17])/(1*10^10*[.P17]*SQRT([.J17])))^2)*([.K17])^2+((SQRT([.J17]))/(5*10^9*[.P17]))^2*([.M17])^2+((SQRT([.J17])*([.L17]+[.J17]))/(5*10^9*[.P17]^2))^2*([.Q17])^2)" office:value-type="float" office:value="7.25932810592438E-023" calcext:value-type="float">
            <text:p>7,25932810592438E-23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table:style-name="ce2" office:value-type="float" office:value="69.1" calcext:value-type="float">
            <text:p>69,1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6.4" calcext:value-type="float">
            <text:p>6,4</text:p>
          </table:table-cell>
          <table:table-cell office:value-type="float" office:value="0.1" calcext:value-type="float">
            <text:p>0,1</text:p>
          </table:table-cell>
          <table:table-cell table:formula="of:=[.D18]/[.F18]" office:value-type="float" office:value="0.00000231548480463097" calcext:value-type="float">
            <text:p>2,31548480463097E-06</text:p>
          </table:table-cell>
          <table:table-cell table:formula="of:=SQRT((-[.D18]/[.F18]^2)^2*([.G18])^2+(1/[.F18])^2*([.E18])^2)" office:value-type="float" office:value="0.00000000335091867529807" calcext:value-type="float">
            <text:p>3,35091867529807E-09</text:p>
          </table:table-cell>
          <table:table-cell table:formula="of:=[.D18]/[.H18]" office:value-type="float" office:value="0.000025" calcext:value-type="float">
            <text:p>2,5E-05</text:p>
          </table:table-cell>
          <table:table-cell table:formula="of:=SQRT((-[.D18]/[.H18]^2)^2*([.I18])^2+(1/[.H18])^2*([.E18])^2)" office:value-type="float" office:value="0.000000390625" calcext:value-type="float">
            <text:p>3,90625E-07</text:p>
          </table:table-cell>
          <table:table-cell table:formula="of:=(([.J18]+[.L18])*SQRT([.J18])*(2*10^-10))/585" office:value-type="float" office:value="1.4210324983387E-020" calcext:value-type="float">
            <text:p>1,4210324983387E-20</text:p>
          </table:table-cell>
          <table:table-cell table:formula="of:=SQRT((((3*[.J18]+[.L18])/(1*10^10*[.P18]*SQRT([.J18])))^2)*([.K18])^2+((SQRT([.J18]))/(5*10^9*[.P18]))^2*([.M18])^2+((SQRT([.J18])*([.L18]+[.J18]))/(5*10^9*[.P18]^2))^2*([.Q18])^2)" office:value-type="float" office:value="2.05014374283233E-022" calcext:value-type="float">
            <text:p>2,05014374283233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table:style-name="ce2" office:value-type="float" office:value="35.8" calcext:value-type="float">
            <text:p>35,8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 table:formula="of:=[.D19]/[.F19]" office:value-type="float" office:value="0.00000446927374301676" calcext:value-type="float">
            <text:p>4,46927374301676E-06</text:p>
          </table:table-cell>
          <table:table-cell table:formula="of:=SQRT((-[.D19]/[.F19]^2)^2*([.G19])^2+(1/[.F19])^2*([.E19])^2)" office:value-type="float" office:value="0.0000000124840048687619" calcext:value-type="float">
            <text:p>1,24840048687619E-08</text:p>
          </table:table-cell>
          <table:table-cell table:formula="of:=[.D19]/[.H19]" office:value-type="float" office:value="0.00005" calcext:value-type="float">
            <text:p>5E-05</text:p>
          </table:table-cell>
          <table:table-cell table:formula="of:=SQRT((-[.D19]/[.H19]^2)^2*([.I19])^2+(1/[.H19])^2*([.E19])^2)" office:value-type="float" office:value="0.0000015625" calcext:value-type="float">
            <text:p>1,5625E-06</text:p>
          </table:table-cell>
          <table:table-cell table:formula="of:=(([.J19]+[.L19])*SQRT([.J19])*(2*10^-10))/585" office:value-type="float" office:value="3.93680761699583E-020" calcext:value-type="float">
            <text:p>3,93680761699583E-20</text:p>
          </table:table-cell>
          <table:table-cell table:formula="of:=SQRT((((3*[.J19]+[.L19])/(1*10^10*[.P19]*SQRT([.J19])))^2)*([.K19])^2+((SQRT([.J19]))/(5*10^9*[.P19]))^2*([.M19])^2+((SQRT([.J19])*([.L19]+[.J19]))/(5*10^9*[.P19]^2))^2*([.Q19])^2)" office:value-type="float" office:value="1.13312110398958E-021" calcext:value-type="float">
            <text:p>1,13312110398958E-21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19.7" calcext:value-type="float">
            <text:p>19,7</text:p>
          </table:table-cell>
          <table:table-cell office:value-type="float" office:value="0.1" calcext:value-type="float">
            <text:p>0,1</text:p>
          </table:table-cell>
          <table:table-cell office:value-type="float" office:value="15.5" calcext:value-type="float">
            <text:p>15,5</text:p>
          </table:table-cell>
          <table:table-cell office:value-type="float" office:value="0.1" calcext:value-type="float">
            <text:p>0,1</text:p>
          </table:table-cell>
          <table:table-cell table:formula="of:=[.D20]/[.F20]" office:value-type="float" office:value="0.00000812182741116751" calcext:value-type="float">
            <text:p>8,12182741116751E-06</text:p>
          </table:table-cell>
          <table:table-cell table:formula="of:=SQRT((-[.D20]/[.F20]^2)^2*([.G20])^2+(1/[.F20])^2*([.E20])^2)" office:value-type="float" office:value="0.000000041227550310495" calcext:value-type="float">
            <text:p>4,1227550310495E-08</text:p>
          </table:table-cell>
          <table:table-cell table:formula="of:=[.D20]/[.H20]" office:value-type="float" office:value="0.0000103225806451613" calcext:value-type="float">
            <text:p>1,03225806451613E-05</text:p>
          </table:table-cell>
          <table:table-cell table:formula="of:=SQRT((-[.D20]/[.H20]^2)^2*([.I20])^2+(1/[.H20])^2*([.E20])^2)" office:value-type="float" office:value="0.0000000665972944849116" calcext:value-type="float">
            <text:p>6,65972944849116E-08</text:p>
          </table:table-cell>
          <table:table-cell table:formula="of:=(([.J20]+[.L20])*SQRT([.J20])*(2*10^-10))/585" office:value-type="float" office:value="1.79707304312706E-020" calcext:value-type="float">
            <text:p>1,79707304312706E-20</text:p>
          </table:table-cell>
          <table:table-cell table:formula="of:=SQRT((((3*[.J20]+[.L20])/(1*10^10*[.P20]*SQRT([.J20])))^2)*([.K20])^2+((SQRT([.J20]))/(5*10^9*[.P20]))^2*([.M20])^2+((SQRT([.J20])*([.L20]+[.J20]))/(5*10^9*[.P20]^2))^2*([.Q20])^2)" office:value-type="float" office:value="1.1185775499242E-022" calcext:value-type="float">
            <text:p>1,1185775499242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64.3" calcext:value-type="float">
            <text:p>64,3</text:p>
          </table:table-cell>
          <table:table-cell office:value-type="float" office:value="0.1" calcext:value-type="float">
            <text:p>0,1</text:p>
          </table:table-cell>
          <table:table-cell office:value-type="float" office:value="13.6" calcext:value-type="float">
            <text:p>13,6</text:p>
          </table:table-cell>
          <table:table-cell office:value-type="float" office:value="0.1" calcext:value-type="float">
            <text:p>0,1</text:p>
          </table:table-cell>
          <table:table-cell table:formula="of:=[.D21]/[.F21]" office:value-type="float" office:value="0.00000248833592534992" calcext:value-type="float">
            <text:p>2,48833592534992E-06</text:p>
          </table:table-cell>
          <table:table-cell table:formula="of:=SQRT((-[.D21]/[.F21]^2)^2*([.G21])^2+(1/[.F21])^2*([.E21])^2)" office:value-type="float" office:value="0.00000000386988479836691" calcext:value-type="float">
            <text:p>3,86988479836691E-09</text:p>
          </table:table-cell>
          <table:table-cell table:formula="of:=[.D21]/[.H21]" office:value-type="float" office:value="0.0000117647058823529" calcext:value-type="float">
            <text:p>1,17647058823529E-05</text:p>
          </table:table-cell>
          <table:table-cell table:formula="of:=SQRT((-[.D21]/[.H21]^2)^2*([.I21])^2+(1/[.H21])^2*([.E21])^2)" office:value-type="float" office:value="0.0000000865051903114187" calcext:value-type="float">
            <text:p>8,65051903114187E-08</text:p>
          </table:table-cell>
          <table:table-cell table:formula="of:=(([.J21]+[.L21])*SQRT([.J21])*(2*10^-10))/585" office:value-type="float" office:value="7.68663383900851E-021" calcext:value-type="float">
            <text:p>7,68663383900851E-21</text:p>
          </table:table-cell>
          <table:table-cell table:formula="of:=SQRT((((3*[.J21]+[.L21])/(1*10^10*[.P21]*SQRT([.J21])))^2)*([.K21])^2+((SQRT([.J21]))/(5*10^9*[.P21]))^2*([.M21])^2+((SQRT([.J21])*([.L21]+[.J21]))/(5*10^9*[.P21]^2))^2*([.Q21])^2)" office:value-type="float" office:value="4.91334221650545E-023" calcext:value-type="float">
            <text:p>4,91334221650545E-23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table:formula="of:=[.D22]/[.F22]" office:value-type="float" office:value="0.00000313725490196078" calcext:value-type="float">
            <text:p>3,13725490196078E-06</text:p>
          </table:table-cell>
          <table:table-cell table:formula="of:=SQRT((-[.D22]/[.F22]^2)^2*([.G22])^2+(1/[.F22])^2*([.E22])^2)" office:value-type="float" office:value="0.00000000615148019992311" calcext:value-type="float">
            <text:p>6,15148019992311E-09</text:p>
          </table:table-cell>
          <table:table-cell table:formula="of:=[.D22]/[.H22]" office:value-type="float" office:value="0.0000326530612244898" calcext:value-type="float">
            <text:p>3,26530612244898E-05</text:p>
          </table:table-cell>
          <table:table-cell table:formula="of:=SQRT((-[.D22]/[.H22]^2)^2*([.I22])^2+(1/[.H22])^2*([.E22])^2)" office:value-type="float" office:value="0.000000666389004581425" calcext:value-type="float">
            <text:p>6,66389004581425E-07</text:p>
          </table:table-cell>
          <table:table-cell table:formula="of:=(([.J22]+[.L22])*SQRT([.J22])*(2*10^-10))/585" office:value-type="float" office:value="2.16727772442874E-020" calcext:value-type="float">
            <text:p>2,16727772442874E-20</text:p>
          </table:table-cell>
          <table:table-cell table:formula="of:=SQRT((((3*[.J22]+[.L22])/(1*10^10*[.P22]*SQRT([.J22])))^2)*([.K22])^2+((SQRT([.J22]))/(5*10^9*[.P22]))^2*([.M22])^2+((SQRT([.J22])*([.L22]+[.J22]))/(5*10^9*[.P22]^2))^2*([.Q22])^2)" office:value-type="float" office:value="4.05996786421972E-022" calcext:value-type="float">
            <text:p>4,05996786421972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35.1" calcext:value-type="float">
            <text:p>35,1</text:p>
          </table:table-cell>
          <table:table-cell office:value-type="float" office:value="0.1" calcext:value-type="float">
            <text:p>0,1</text:p>
          </table:table-cell>
          <table:table-cell office:value-type="float" office:value="11.7" calcext:value-type="float">
            <text:p>11,7</text:p>
          </table:table-cell>
          <table:table-cell office:value-type="float" office:value="0.1" calcext:value-type="float">
            <text:p>0,1</text:p>
          </table:table-cell>
          <table:table-cell table:formula="of:=[.D23]/[.F23]" office:value-type="float" office:value="0.00000455840455840456" calcext:value-type="float">
            <text:p>4,55840455840456E-06</text:p>
          </table:table-cell>
          <table:table-cell table:formula="of:=SQRT((-[.D23]/[.F23]^2)^2*([.G23])^2+(1/[.F23])^2*([.E23])^2)" office:value-type="float" office:value="0.0000000129869075738022" calcext:value-type="float">
            <text:p>1,29869075738022E-08</text:p>
          </table:table-cell>
          <table:table-cell table:formula="of:=[.D23]/[.H23]" office:value-type="float" office:value="0.0000136752136752137" calcext:value-type="float">
            <text:p>1,36752136752137E-05</text:p>
          </table:table-cell>
          <table:table-cell table:formula="of:=SQRT((-[.D23]/[.H23]^2)^2*([.I23])^2+(1/[.H23])^2*([.E23])^2)" office:value-type="float" office:value="0.000000116882168164219" calcext:value-type="float">
            <text:p>1,16882168164219E-07</text:p>
          </table:table-cell>
          <table:table-cell table:formula="of:=(([.J23]+[.L23])*SQRT([.J23])*(2*10^-10))/585" office:value-type="float" office:value="1.33092450139536E-020" calcext:value-type="float">
            <text:p>1,33092450139536E-20</text:p>
          </table:table-cell>
          <table:table-cell table:formula="of:=SQRT((((3*[.J23]+[.L23])/(1*10^10*[.P23]*SQRT([.J23])))^2)*([.K23])^2+((SQRT([.J23]))/(5*10^9*[.P23]))^2*([.M23])^2+((SQRT([.J23])*([.L23]+[.J23]))/(5*10^9*[.P23]^2))^2*([.Q23])^2)" office:value-type="float" office:value="9.27637680074851E-023" calcext:value-type="float">
            <text:p>9,27637680074851E-23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29.6" calcext:value-type="float">
            <text:p>29,6</text:p>
          </table:table-cell>
          <table:table-cell office:value-type="float" office:value="0.1" calcext:value-type="float">
            <text:p>0,1</text:p>
          </table:table-cell>
          <table:table-cell table:formula="of:=[.D24]/[.F24]" office:value-type="float" office:value="0.000008" calcext:value-type="float">
            <text:p>8E-06</text:p>
          </table:table-cell>
          <table:table-cell table:formula="of:=SQRT((-[.D24]/[.F24]^2)^2*([.G24])^2+(1/[.F24])^2*([.E24])^2)" office:value-type="float" office:value="0.00000004" calcext:value-type="float">
            <text:p>4E-08</text:p>
          </table:table-cell>
          <table:table-cell table:formula="of:=[.D24]/[.H24]" office:value-type="float" office:value="0.00000540540540540541" calcext:value-type="float">
            <text:p>5,40540540540541E-06</text:p>
          </table:table-cell>
          <table:table-cell table:formula="of:=SQRT((-[.D24]/[.H24]^2)^2*([.I24])^2+(1/[.H24])^2*([.E24])^2)" office:value-type="float" office:value="0.0000000182615047479912" calcext:value-type="float">
            <text:p>1,82615047479912E-08</text:p>
          </table:table-cell>
          <table:table-cell table:formula="of:=(([.J24]+[.L24])*SQRT([.J24])*(2*10^-10))/585" office:value-type="float" office:value="1.29628076126044E-020" calcext:value-type="float">
            <text:p>1,29628076126044E-20</text:p>
          </table:table-cell>
          <table:table-cell table:formula="of:=SQRT((((3*[.J24]+[.L24])/(1*10^10*[.P24]*SQRT([.J24])))^2)*([.K24])^2+((SQRT([.J24]))/(5*10^9*[.P24]))^2*([.M24])^2+((SQRT([.J24])*([.L24]+[.J24]))/(5*10^9*[.P24]^2))^2*([.Q24])^2)" office:value-type="float" office:value="7.65251728288533E-023" calcext:value-type="float">
            <text:p>7,65251728288533E-23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39.6" calcext:value-type="float">
            <text:p>39,6</text:p>
          </table:table-cell>
          <table:table-cell office:value-type="float" office:value="0.1" calcext:value-type="float">
            <text:p>0,1</text:p>
          </table:table-cell>
          <table:table-cell office:value-type="float" office:value="4.6" calcext:value-type="float">
            <text:p>4,6</text:p>
          </table:table-cell>
          <table:table-cell office:value-type="float" office:value="0.1" calcext:value-type="float">
            <text:p>0,1</text:p>
          </table:table-cell>
          <table:table-cell table:formula="of:=[.D25]/[.F25]" office:value-type="float" office:value="0.00000404040404040404" calcext:value-type="float">
            <text:p>4,04040404040404E-06</text:p>
          </table:table-cell>
          <table:table-cell table:formula="of:=SQRT((-[.D25]/[.F25]^2)^2*([.G25])^2+(1/[.F25])^2*([.E25])^2)" office:value-type="float" office:value="0.0000000102030405060708" calcext:value-type="float">
            <text:p>1,02030405060708E-08</text:p>
          </table:table-cell>
          <table:table-cell table:formula="of:=[.D25]/[.H25]" office:value-type="float" office:value="0.0000347826086956522" calcext:value-type="float">
            <text:p>3,47826086956522E-05</text:p>
          </table:table-cell>
          <table:table-cell table:formula="of:=SQRT((-[.D25]/[.H25]^2)^2*([.I25])^2+(1/[.H25])^2*([.E25])^2)" office:value-type="float" office:value="0.000000756143667296787" calcext:value-type="float">
            <text:p>7,56143667296787E-07</text:p>
          </table:table-cell>
          <table:table-cell table:formula="of:=(([.J25]+[.L25])*SQRT([.J25])*(2*10^-10))/585" office:value-type="float" office:value="2.66793818133515E-020" calcext:value-type="float">
            <text:p>2,66793818133515E-20</text:p>
          </table:table-cell>
          <table:table-cell table:formula="of:=SQRT((((3*[.J25]+[.L25])/(1*10^10*[.P25]*SQRT([.J25])))^2)*([.K25])^2+((SQRT([.J25]))/(5*10^9*[.P25]))^2*([.M25])^2+((SQRT([.J25])*([.L25]+[.J25]))/(5*10^9*[.P25]^2))^2*([.Q25])^2)" office:value-type="float" office:value="5.23208691860581E-022" calcext:value-type="float">
            <text:p>5,23208691860581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29.1" calcext:value-type="float">
            <text:p>29,1</text:p>
          </table:table-cell>
          <table:table-cell office:value-type="float" office:value="0.1" calcext:value-type="float">
            <text:p>0,1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 table:formula="of:=[.D26]/[.F26]" office:value-type="float" office:value="0.00000549828178694158" calcext:value-type="float">
            <text:p>5,49828178694158E-06</text:p>
          </table:table-cell>
          <table:table-cell table:formula="of:=SQRT((-[.D26]/[.F26]^2)^2*([.G26])^2+(1/[.F26])^2*([.E26])^2)" office:value-type="float" office:value="0.0000000188944391303834" calcext:value-type="float">
            <text:p>1,88944391303834E-08</text:p>
          </table:table-cell>
          <table:table-cell table:formula="of:=[.D26]/[.H26]" office:value-type="float" office:value="0.000114285714285714" calcext:value-type="float">
            <text:p>0,000114285714286</text:p>
          </table:table-cell>
          <table:table-cell table:formula="of:=SQRT((-[.D26]/[.H26]^2)^2*([.I26])^2+(1/[.H26])^2*([.E26])^2)" office:value-type="float" office:value="0.00000816326530612245" calcext:value-type="float">
            <text:p>8,16326530612245E-06</text:p>
          </table:table-cell>
          <table:table-cell table:formula="of:=(([.J26]+[.L26])*SQRT([.J26])*(2*10^-10))/585" office:value-type="float" office:value="9.60254660739224E-020" calcext:value-type="float">
            <text:p>9,60254660739224E-20</text:p>
          </table:table-cell>
          <table:table-cell table:formula="of:=SQRT((((3*[.J26]+[.L26])/(1*10^10*[.P26]*SQRT([.J26])))^2)*([.K26])^2+((SQRT([.J26]))/(5*10^9*[.P26]))^2*([.M26])^2+((SQRT([.J26])*([.L26]+[.J26]))/(5*10^9*[.P26]^2))^2*([.Q26])^2)" office:value-type="float" office:value="6.54866066135688E-021" calcext:value-type="float">
            <text:p>6,54866066135688E-21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72.4" calcext:value-type="float">
            <text:p>72,4</text:p>
          </table:table-cell>
          <table:table-cell office:value-type="float" office:value="0.1" calcext:value-type="float">
            <text:p>0,1</text:p>
          </table:table-cell>
          <table:table-cell office:value-type="float" office:value="5.7" calcext:value-type="float">
            <text:p>5,7</text:p>
          </table:table-cell>
          <table:table-cell office:value-type="float" office:value="0.1" calcext:value-type="float">
            <text:p>0,1</text:p>
          </table:table-cell>
          <table:table-cell table:formula="of:=[.D27]/[.F27]" office:value-type="float" office:value="0.00000220994475138122" calcext:value-type="float">
            <text:p>2,20994475138122E-06</text:p>
          </table:table-cell>
          <table:table-cell table:formula="of:=SQRT((-[.D27]/[.F27]^2)^2*([.G27])^2+(1/[.F27])^2*([.E27])^2)" office:value-type="float" office:value="0.00000000305240987759836" calcext:value-type="float">
            <text:p>3,05240987759836E-09</text:p>
          </table:table-cell>
          <table:table-cell table:formula="of:=[.D27]/[.H27]" office:value-type="float" office:value="0.0000280701754385965" calcext:value-type="float">
            <text:p>2,80701754385965E-05</text:p>
          </table:table-cell>
          <table:table-cell table:formula="of:=SQRT((-[.D27]/[.H27]^2)^2*([.I27])^2+(1/[.H27])^2*([.E27])^2)" office:value-type="float" office:value="0.000000492459218220991" calcext:value-type="float">
            <text:p>4,92459218220991E-07</text:p>
          </table:table-cell>
          <table:table-cell table:formula="of:=(([.J27]+[.L27])*SQRT([.J27])*(2*10^-10))/585" office:value-type="float" office:value="1.53894263828178E-020" calcext:value-type="float">
            <text:p>1,53894263828178E-20</text:p>
          </table:table-cell>
          <table:table-cell table:formula="of:=SQRT((((3*[.J27]+[.L27])/(1*10^10*[.P27]*SQRT([.J27])))^2)*([.K27])^2+((SQRT([.J27]))/(5*10^9*[.P27]))^2*([.M27])^2+((SQRT([.J27])*([.L27]+[.J27]))/(5*10^9*[.P27]^2))^2*([.Q27])^2)" office:value-type="float" office:value="2.51958418780658E-022" calcext:value-type="float">
            <text:p>2,51958418780658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31.8" calcext:value-type="float">
            <text:p>31,8</text:p>
          </table:table-cell>
          <table:table-cell office:value-type="float" office:value="0.1" calcext:value-type="float">
            <text:p>0,1</text:p>
          </table:table-cell>
          <table:table-cell office:value-type="float" office:value="8.3" calcext:value-type="float">
            <text:p>8,3</text:p>
          </table:table-cell>
          <table:table-cell office:value-type="float" office:value="0.1" calcext:value-type="float">
            <text:p>0,1</text:p>
          </table:table-cell>
          <table:table-cell table:formula="of:=[.D28]/[.F28]" office:value-type="float" office:value="0.0000050314465408805" calcext:value-type="float">
            <text:p>5,0314465408805E-06</text:p>
          </table:table-cell>
          <table:table-cell table:formula="of:=SQRT((-[.D28]/[.F28]^2)^2*([.G28])^2+(1/[.F28])^2*([.E28])^2)" office:value-type="float" office:value="0.0000000158221589335865" calcext:value-type="float">
            <text:p>1,58221589335865E-08</text:p>
          </table:table-cell>
          <table:table-cell table:formula="of:=[.D28]/[.H28]" office:value-type="float" office:value="0.0000192771084337349" calcext:value-type="float">
            <text:p>1,92771084337349E-05</text:p>
          </table:table-cell>
          <table:table-cell table:formula="of:=SQRT((-[.D28]/[.H28]^2)^2*([.I28])^2+(1/[.H28])^2*([.E28])^2)" office:value-type="float" office:value="0.000000232254318478734" calcext:value-type="float">
            <text:p>2,32254318478734E-07</text:p>
          </table:table-cell>
          <table:table-cell table:formula="of:=(([.J28]+[.L28])*SQRT([.J28])*(2*10^-10))/585" office:value-type="float" office:value="1.86414505791179E-020" calcext:value-type="float">
            <text:p>1,86414505791179E-20</text:p>
          </table:table-cell>
          <table:table-cell table:formula="of:=SQRT((((3*[.J28]+[.L28])/(1*10^10*[.P28]*SQRT([.J28])))^2)*([.K28])^2+((SQRT([.J28]))/(5*10^9*[.P28]))^2*([.M28])^2+((SQRT([.J28])*([.L28]+[.J28]))/(5*10^9*[.P28]^2))^2*([.Q28])^2)" office:value-type="float" office:value="1.85622257389187E-022" calcext:value-type="float">
            <text:p>1,85622257389187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table:formula="of:=[.D29]/[.F29]" office:value-type="float" office:value="0.0000133333333333333" calcext:value-type="float">
            <text:p>1,33333333333333E-05</text:p>
          </table:table-cell>
          <table:table-cell table:formula="of:=SQRT((-[.D29]/[.F29]^2)^2*([.G29])^2+(1/[.F29])^2*([.E29])^2)" office:value-type="float" office:value="0.000000111111111111111" calcext:value-type="float">
            <text:p>1,11111111111111E-07</text:p>
          </table:table-cell>
          <table:table-cell table:formula="of:=[.D29]/[.H29]" office:value-type="float" office:value="0.0000195121951219512" calcext:value-type="float">
            <text:p>1,95121951219512E-05</text:p>
          </table:table-cell>
          <table:table-cell table:formula="of:=SQRT((-[.D29]/[.H29]^2)^2*([.I29])^2+(1/[.H29])^2*([.E29])^2)" office:value-type="float" office:value="0.000000237953599048186" calcext:value-type="float">
            <text:p>2,37953599048186E-07</text:p>
          </table:table-cell>
          <table:table-cell table:formula="of:=(([.J29]+[.L29])*SQRT([.J29])*(2*10^-10))/585" office:value-type="float" office:value="4.10033888276631E-020" calcext:value-type="float">
            <text:p>4,10033888276631E-20</text:p>
          </table:table-cell>
          <table:table-cell table:formula="of:=SQRT((((3*[.J29]+[.L29])/(1*10^10*[.P29]*SQRT([.J29])))^2)*([.K29])^2+((SQRT([.J29]))/(5*10^9*[.P29]))^2*([.M29])^2+((SQRT([.J29])*([.L29]+[.J29]))/(5*10^9*[.P29]^2))^2*([.Q29])^2)" office:value-type="float" office:value="4.34716563399803E-022" calcext:value-type="float">
            <text:p>4,34716563399803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14.4" calcext:value-type="float">
            <text:p>14,4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table:formula="of:=[.D30]/[.F30]" office:value-type="float" office:value="0.0000111111111111111" calcext:value-type="float">
            <text:p>1,11111111111111E-05</text:p>
          </table:table-cell>
          <table:table-cell table:formula="of:=SQRT((-[.D30]/[.F30]^2)^2*([.G30])^2+(1/[.F30])^2*([.E30])^2)" office:value-type="float" office:value="0.0000000771604938271605" calcext:value-type="float">
            <text:p>7,71604938271605E-08</text:p>
          </table:table-cell>
          <table:table-cell table:formula="of:=[.D30]/[.H30]" office:value-type="float" office:value="0.0000355555555555556" calcext:value-type="float">
            <text:p>3,55555555555556E-05</text:p>
          </table:table-cell>
          <table:table-cell table:formula="of:=SQRT((-[.D30]/[.H30]^2)^2*([.I30])^2+(1/[.H30])^2*([.E30])^2)" office:value-type="float" office:value="0.000000790123456790124" calcext:value-type="float">
            <text:p>7,90123456790124E-07</text:p>
          </table:table-cell>
          <table:table-cell table:formula="of:=(([.J30]+[.L30])*SQRT([.J30])*(2*10^-10))/585" office:value-type="float" office:value="5.31813865147199E-020" calcext:value-type="float">
            <text:p>5,31813865147199E-20</text:p>
          </table:table-cell>
          <table:table-cell table:formula="of:=SQRT((((3*[.J30]+[.L30])/(1*10^10*[.P30]*SQRT([.J30])))^2)*([.K30])^2+((SQRT([.J30]))/(5*10^9*[.P30]))^2*([.M30])^2+((SQRT([.J30])*([.L30]+[.J30]))/(5*10^9*[.P30]^2))^2*([.Q30])^2)" office:value-type="float" office:value="9.45164410286868E-022" calcext:value-type="float">
            <text:p>9,45164410286868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37.4" calcext:value-type="float">
            <text:p>37,4</text:p>
          </table:table-cell>
          <table:table-cell office:value-type="float" office:value="0.1" calcext:value-type="float">
            <text:p>0,1</text:p>
          </table:table-cell>
          <table:table-cell office:value-type="float" office:value="5.9" calcext:value-type="float">
            <text:p>5,9</text:p>
          </table:table-cell>
          <table:table-cell office:value-type="float" office:value="0.1" calcext:value-type="float">
            <text:p>0,1</text:p>
          </table:table-cell>
          <table:table-cell table:formula="of:=[.D31]/[.F31]" office:value-type="float" office:value="0.00000427807486631016" calcext:value-type="float">
            <text:p>4,27807486631016E-06</text:p>
          </table:table-cell>
          <table:table-cell table:formula="of:=SQRT((-[.D31]/[.F31]^2)^2*([.G31])^2+(1/[.F31])^2*([.E31])^2)" office:value-type="float" office:value="0.0000000114387028510967" calcext:value-type="float">
            <text:p>1,14387028510967E-08</text:p>
          </table:table-cell>
          <table:table-cell table:formula="of:=[.D31]/[.H31]" office:value-type="float" office:value="0.0000271186440677966" calcext:value-type="float">
            <text:p>2,71186440677966E-05</text:p>
          </table:table-cell>
          <table:table-cell table:formula="of:=SQRT((-[.D31]/[.H31]^2)^2*([.I31])^2+(1/[.H31])^2*([.E31])^2)" office:value-type="float" office:value="0.0000004596380350474" calcext:value-type="float">
            <text:p>4,596380350474E-07</text:p>
          </table:table-cell>
          <table:table-cell table:formula="of:=(([.J31]+[.L31])*SQRT([.J31])*(2*10^-10))/585" office:value-type="float" office:value="2.22015136643558E-020" calcext:value-type="float">
            <text:p>2,22015136643558E-20</text:p>
          </table:table-cell>
          <table:table-cell table:formula="of:=SQRT((((3*[.J31]+[.L31])/(1*10^10*[.P31]*SQRT([.J31])))^2)*([.K31])^2+((SQRT([.J31]))/(5*10^9*[.P31]))^2*([.M31])^2+((SQRT([.J31])*([.L31]+[.J31]))/(5*10^9*[.P31]^2))^2*([.Q31])^2)" office:value-type="float" office:value="3.29403855078185E-022" calcext:value-type="float">
            <text:p>3,29403855078185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29.3" calcext:value-type="float">
            <text:p>29,3</text:p>
          </table:table-cell>
          <table:table-cell office:value-type="float" office:value="0.1" calcext:value-type="float">
            <text:p>0,1</text:p>
          </table:table-cell>
          <table:table-cell office:value-type="float" office:value="6.6" calcext:value-type="float">
            <text:p>6,6</text:p>
          </table:table-cell>
          <table:table-cell office:value-type="float" office:value="0.1" calcext:value-type="float">
            <text:p>0,1</text:p>
          </table:table-cell>
          <table:table-cell table:formula="of:=[.D32]/[.F32]" office:value-type="float" office:value="0.00000546075085324232" calcext:value-type="float">
            <text:p>5,46075085324232E-06</text:p>
          </table:table-cell>
          <table:table-cell table:formula="of:=SQRT((-[.D32]/[.F32]^2)^2*([.G32])^2+(1/[.F32])^2*([.E32])^2)" office:value-type="float" office:value="0.0000000186373749257417" calcext:value-type="float">
            <text:p>1,86373749257417E-08</text:p>
          </table:table-cell>
          <table:table-cell table:formula="of:=[.D32]/[.H32]" office:value-type="float" office:value="0.0000242424242424242" calcext:value-type="float">
            <text:p>2,42424242424242E-05</text:p>
          </table:table-cell>
          <table:table-cell table:formula="of:=SQRT((-[.D32]/[.H32]^2)^2*([.I32])^2+(1/[.H32])^2*([.E32])^2)" office:value-type="float" office:value="0.000000367309458218549" calcext:value-type="float">
            <text:p>3,67309458218549E-07</text:p>
          </table:table-cell>
          <table:table-cell table:formula="of:=(([.J32]+[.L32])*SQRT([.J32])*(2*10^-10))/585" office:value-type="float" office:value="2.37302976744651E-020" calcext:value-type="float">
            <text:p>2,37302976744651E-20</text:p>
          </table:table-cell>
          <table:table-cell table:formula="of:=SQRT((((3*[.J32]+[.L32])/(1*10^10*[.P32]*SQRT([.J32])))^2)*([.K32])^2+((SQRT([.J32]))/(5*10^9*[.P32]))^2*([.M32])^2+((SQRT([.J32])*([.L32]+[.J32]))/(5*10^9*[.P32]^2))^2*([.Q32])^2)" office:value-type="float" office:value="3.01372234996383E-022" calcext:value-type="float">
            <text:p>3,01372234996383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33.1" calcext:value-type="float">
            <text:p>33,1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1" calcext:value-type="float">
            <text:p>0,1</text:p>
          </table:table-cell>
          <table:table-cell table:formula="of:=[.D33]/[.F33]" office:value-type="float" office:value="0.00000483383685800604" calcext:value-type="float">
            <text:p>4,83383685800604E-06</text:p>
          </table:table-cell>
          <table:table-cell table:formula="of:=SQRT((-[.D33]/[.F33]^2)^2*([.G33])^2+(1/[.F33])^2*([.E33])^2)" office:value-type="float" office:value="0.0000000146037367311361" calcext:value-type="float">
            <text:p>1,46037367311361E-08</text:p>
          </table:table-cell>
          <table:table-cell table:formula="of:=[.D33]/[.H33]" office:value-type="float" office:value="0.0000551724137931035" calcext:value-type="float">
            <text:p>5,51724137931035E-05</text:p>
          </table:table-cell>
          <table:table-cell table:formula="of:=SQRT((-[.D33]/[.H33]^2)^2*([.I33])^2+(1/[.H33])^2*([.E33])^2)" office:value-type="float" office:value="0.0000019024970273484" calcext:value-type="float">
            <text:p>1,9024970273484E-06</text:p>
          </table:table-cell>
          <table:table-cell table:formula="of:=(([.J33]+[.L33])*SQRT([.J33])*(2*10^-10))/585" office:value-type="float" office:value="4.51041617289955E-020" calcext:value-type="float">
            <text:p>4,51041617289955E-20</text:p>
          </table:table-cell>
          <table:table-cell table:formula="of:=SQRT((((3*[.J33]+[.L33])/(1*10^10*[.P33]*SQRT([.J33])))^2)*([.K33])^2+((SQRT([.J33]))/(5*10^9*[.P33]))^2*([.M33])^2+((SQRT([.J33])*([.L33]+[.J33]))/(5*10^9*[.P33]^2))^2*([.Q33])^2)" office:value-type="float" office:value="1.43428694328386E-021" calcext:value-type="float">
            <text:p>1,43428694328386E-21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7.2" calcext:value-type="float">
            <text:p>7,2</text:p>
          </table:table-cell>
          <table:table-cell office:value-type="float" office:value="0.1" calcext:value-type="float">
            <text:p>0,1</text:p>
          </table:table-cell>
          <table:table-cell table:formula="of:=[.D34]/[.F34]" office:value-type="float" office:value="0.00000533333333333333" calcext:value-type="float">
            <text:p>5,33333333333333E-06</text:p>
          </table:table-cell>
          <table:table-cell table:formula="of:=SQRT((-[.D34]/[.F34]^2)^2*([.G34])^2+(1/[.F34])^2*([.E34])^2)" office:value-type="float" office:value="0.0000000177777777777778" calcext:value-type="float">
            <text:p>1,77777777777778E-08</text:p>
          </table:table-cell>
          <table:table-cell table:formula="of:=[.D34]/[.H34]" office:value-type="float" office:value="0.0000222222222222222" calcext:value-type="float">
            <text:p>2,22222222222222E-05</text:p>
          </table:table-cell>
          <table:table-cell table:formula="of:=SQRT((-[.D34]/[.H34]^2)^2*([.I34])^2+(1/[.H34])^2*([.E34])^2)" office:value-type="float" office:value="0.000000308641975308642" calcext:value-type="float">
            <text:p>3,08641975308642E-07</text:p>
          </table:table-cell>
          <table:table-cell table:formula="of:=(([.J34]+[.L34])*SQRT([.J34])*(2*10^-10))/585" office:value-type="float" office:value="2.17561810839927E-020" calcext:value-type="float">
            <text:p>2,17561810839927E-20</text:p>
          </table:table-cell>
          <table:table-cell table:formula="of:=SQRT((((3*[.J34]+[.L34])/(1*10^10*[.P34]*SQRT([.J34])))^2)*([.K34])^2+((SQRT([.J34]))/(5*10^9*[.P34]))^2*([.M34])^2+((SQRT([.J34])*([.L34]+[.J34]))/(5*10^9*[.P34]^2))^2*([.Q34])^2)" office:value-type="float" office:value="2.51585246372791E-022" calcext:value-type="float">
            <text:p>2,51585246372791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26.6" calcext:value-type="float">
            <text:p>26,6</text:p>
          </table:table-cell>
          <table:table-cell office:value-type="float" office:value="0.1" calcext:value-type="float">
            <text:p>0,1</text:p>
          </table:table-cell>
          <table:table-cell office:value-type="float" office:value="17.1" calcext:value-type="float">
            <text:p>17,1</text:p>
          </table:table-cell>
          <table:table-cell office:value-type="float" office:value="0.1" calcext:value-type="float">
            <text:p>0,1</text:p>
          </table:table-cell>
          <table:table-cell table:formula="of:=[.D35]/[.F35]" office:value-type="float" office:value="0.00000601503759398496" calcext:value-type="float">
            <text:p>6,01503759398496E-06</text:p>
          </table:table-cell>
          <table:table-cell table:formula="of:=SQRT((-[.D35]/[.F35]^2)^2*([.G35])^2+(1/[.F35])^2*([.E35])^2)" office:value-type="float" office:value="0.0000000226129232856578" calcext:value-type="float">
            <text:p>2,26129232856578E-08</text:p>
          </table:table-cell>
          <table:table-cell table:formula="of:=[.D35]/[.H35]" office:value-type="float" office:value="0.00000935672514619883" calcext:value-type="float">
            <text:p>9,35672514619883E-06</text:p>
          </table:table-cell>
          <table:table-cell table:formula="of:=SQRT((-[.D35]/[.H35]^2)^2*([.I35])^2+(1/[.H35])^2*([.E35])^2)" office:value-type="float" office:value="0.0000000547176909134435" calcext:value-type="float">
            <text:p>5,47176909134435E-08</text:p>
          </table:table-cell>
          <table:table-cell table:formula="of:=(([.J35]+[.L35])*SQRT([.J35])*(2*10^-10))/585" office:value-type="float" office:value="1.28889332693824E-020" calcext:value-type="float">
            <text:p>1,28889332693824E-20</text:p>
          </table:table-cell>
          <table:table-cell table:formula="of:=SQRT((((3*[.J35]+[.L35])/(1*10^10*[.P35]*SQRT([.J35])))^2)*([.K35])^2+((SQRT([.J35]))/(5*10^9*[.P35]))^2*([.M35])^2+((SQRT([.J35])*([.L35]+[.J35]))/(5*10^9*[.P35]^2))^2*([.Q35])^2)" office:value-type="float" office:value="6.67500206039495E-023" calcext:value-type="float">
            <text:p>6,67500206039495E-23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(3/1.875)*10^-4" office:value-type="float" office:value="0.00016" calcext:value-type="float">
            <text:p>0,00016</text:p>
          </table:table-cell>
          <table:table-cell/>
          <table:table-cell office:value-type="float" office:value="22.5" calcext:value-type="float">
            <text:p>22,5</text:p>
          </table:table-cell>
          <table:table-cell office:value-type="float" office:value="0.1" calcext:value-type="float">
            <text:p>0,1</text:p>
          </table:table-cell>
          <table:table-cell office:value-type="float" office:value="12.3" calcext:value-type="float">
            <text:p>12,3</text:p>
          </table:table-cell>
          <table:table-cell office:value-type="float" office:value="0.1" calcext:value-type="float">
            <text:p>0,1</text:p>
          </table:table-cell>
          <table:table-cell table:formula="of:=[.D36]/[.F36]" office:value-type="float" office:value="0.00000711111111111111" calcext:value-type="float">
            <text:p>7,11111111111111E-06</text:p>
          </table:table-cell>
          <table:table-cell table:formula="of:=SQRT((-[.D36]/[.F36]^2)^2*([.G36])^2+(1/[.F36])^2*([.E36])^2)" office:value-type="float" office:value="0.0000000316049382716049" calcext:value-type="float">
            <text:p>3,16049382716049E-08</text:p>
          </table:table-cell>
          <table:table-cell table:formula="of:=[.D36]/[.H36]" office:value-type="float" office:value="0.0000130081300813008" calcext:value-type="float">
            <text:p>1,30081300813008E-05</text:p>
          </table:table-cell>
          <table:table-cell table:formula="of:=SQRT((-[.D36]/[.H36]^2)^2*([.I36])^2+(1/[.H36])^2*([.E36])^2)" office:value-type="float" office:value="0.000000105757155132527" calcext:value-type="float">
            <text:p>1,05757155132527E-07</text:p>
          </table:table-cell>
          <table:table-cell table:formula="of:=(([.J36]+[.L36])*SQRT([.J36])*(2*10^-10))/585" office:value-type="float" office:value="1.83423281526263E-020" calcext:value-type="float">
            <text:p>1,83423281526263E-20</text:p>
          </table:table-cell>
          <table:table-cell table:formula="of:=SQRT((((3*[.J36]+[.L36])/(1*10^10*[.P36]*SQRT([.J36])))^2)*([.K36])^2+((SQRT([.J36]))/(5*10^9*[.P36]))^2*([.M36])^2+((SQRT([.J36])*([.L36]+[.J36]))/(5*10^9*[.P36]^2))^2*([.Q36])^2)" office:value-type="float" office:value="1.22962938144305E-022" calcext:value-type="float">
            <text:p>1,22962938144305E-22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8">
          <table:table-cell table:number-columns-repeated="17"/>
        </table:table-row>
        <table:table-row table:style-name="ro1" table:number-rows-repeated="4">
          <table:table-cell/>
          <table:table-cell table:style-name="ce1" table:number-columns-repeated="2"/>
          <table:table-cell table:number-columns-repeated="14"/>
        </table:table-row>
        <table:table-row table:style-name="ro1">
          <table:table-cell/>
          <table:table-cell table:style-name="ce1"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3:23:17.48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2:06:33.154000000</meta:creation-date>
    <meta:editing-duration>PT21M52S</meta:editing-duration>
    <meta:editing-cycles>3</meta:editing-cycles>
    <meta:generator>LibreOffice/5.4.0.3$Windows_X86_64 LibreOffice_project/7556cbc6811c9d992f4064ab9287069087d7f62c</meta:generator>
    <dc:date>2020-03-11T11:58:17.521000000</dc:date>
    <meta:document-statistic meta:table-count="1" meta:cell-count="446" meta:object-count="0"/>
  </office:meta>
</office:document-meta>
</file>